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6pt" style:font-size-asian="16pt" style:font-size-complex="16pt"/>
    </style:style>
    <style:style style:name="P2" style:family="paragraph" style:parent-style-name="Standard">
      <style:paragraph-properties fo:line-height="150%"/>
      <style:text-properties style:font-name="Arial" fo:font-size="16pt" fo:language="en" fo:country="US" style:font-size-asian="16pt" style:font-size-complex="16pt"/>
    </style:style>
    <style:style style:name="P3" style:family="paragraph" style:parent-style-name="Standard">
      <style:paragraph-properties fo:line-height="150%"/>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4" style:family="paragraph" style:parent-style-name="Standard">
      <style:paragraph-properties fo:line-height="150%"/>
      <style:text-properties fo:font-variant="normal" fo:text-transform="none" fo:color="#000000" style:font-name="Arial" fo:font-size="16pt" fo:letter-spacing="normal" fo:language="cs" fo:country="CZ" fo:font-style="normal" fo:font-weight="normal" style:font-size-asian="16pt" style:font-size-complex="16pt"/>
    </style:style>
    <style:style style:name="P5" style:family="paragraph" style:parent-style-name="Text_20_body">
      <style:paragraph-properties fo:line-height="150%"/>
      <style:text-properties fo:font-variant="normal" fo:text-transform="none" fo:color="#000000" style:font-name="Arial" fo:font-size="16pt" fo:letter-spacing="normal" fo:language="cs" fo:country="CZ" fo:font-style="normal" fo:font-weight="normal" style:font-size-asian="16pt" style:font-size-complex="16pt"/>
    </style:style>
    <style:style style:name="P6" style:family="paragraph" style:parent-style-name="Text_20_body">
      <style:paragraph-properties fo:line-height="150%"/>
      <style:text-properties style:font-name="Arial" fo:font-size="16pt" fo:language="cs" fo:country="CZ" style:font-size-asian="16pt" style:font-size-complex="16pt"/>
    </style:style>
    <style:style style:name="P7" style:family="paragraph" style:parent-style-name="Standard">
      <style:paragraph-properties fo:line-height="150%"/>
      <style:text-properties fo:font-variant="normal" fo:text-transform="none" fo:color="#000000" style:font-name="Arial" fo:font-size="16pt" fo:letter-spacing="normal" fo:language="cs" fo:country="CZ" fo:font-style="normal" fo:font-weight="normal" style:font-size-asian="16pt" style:font-size-complex="16pt"/>
    </style:style>
    <style:style style:name="P8" style:family="paragraph" style:parent-style-name="Standard">
      <style:paragraph-properties fo:line-height="150%" fo:text-align="justify" style:justify-single-word="false"/>
      <style:text-properties fo:font-variant="normal" fo:text-transform="none" fo:color="#000000" style:font-name="Arial" fo:font-size="16pt" fo:letter-spacing="normal" fo:language="cs" fo:country="CZ" fo:font-style="normal" fo:font-weight="normal" style:font-size-asian="16pt" style:font-weight-asian="normal" style:font-size-complex="16pt" style:font-weight-complex="normal"/>
    </style:style>
    <style:style style:name="P9" style:family="paragraph" style:parent-style-name="Standard">
      <style:paragraph-properties fo:line-height="150%" fo:text-align="start" style:justify-single-word="false"/>
      <style:text-properties fo:font-variant="normal" fo:text-transform="none" fo:color="#000000" style:font-name="Arial" fo:font-size="16pt" fo:letter-spacing="normal" fo:language="cs" fo:country="CZ" fo:font-style="normal" fo:font-weight="normal" style:font-size-asian="16pt" style:font-weight-asian="normal" style:font-size-complex="16pt" style:font-weight-complex="normal"/>
    </style:style>
    <style:style style:name="P10" style:family="paragraph" style:parent-style-name="Standard">
      <style:paragraph-properties fo:line-height="150%" fo:text-align="justify" style:justify-single-word="false"/>
      <style:text-properties fo:font-variant="normal" fo:text-transform="none" fo:color="#000000" style:font-name="Arial" fo:font-size="16pt" fo:letter-spacing="normal" fo:language="en" fo:country="US" fo:font-style="normal" fo:font-weight="normal" style:font-size-asian="16pt" style:font-weight-asian="normal" style:font-size-complex="16pt" style:font-weight-complex="normal"/>
    </style:style>
    <style:style style:name="P11" style:family="paragraph" style:parent-style-name="Standard">
      <style:paragraph-properties fo:line-height="150%"/>
      <style:text-properties fo:font-variant="normal" fo:text-transform="none" fo:color="#cc3300" style:font-name="Arial" fo:font-size="16pt" fo:letter-spacing="normal" fo:language="cs" fo:country="CZ" fo:font-style="normal" fo:font-weight="bold" style:font-size-asian="16pt" style:font-weight-asian="bold" style:font-size-complex="16pt" style:font-weight-complex="bold"/>
    </style:style>
    <style:style style:name="P12" style:family="paragraph" style:parent-style-name="Standard">
      <style:paragraph-properties fo:line-height="150%" fo:text-align="justify" style:justify-single-word="false"/>
      <style:text-properties fo:font-variant="normal" fo:text-transform="none" fo:color="#cc3300" style:font-name="Arial" fo:font-size="16pt" fo:letter-spacing="normal" fo:language="en" fo:country="US" fo:font-style="normal" fo:font-weight="bold" style:font-size-asian="16pt" style:font-weight-asian="bold" style:font-size-complex="16pt" style:font-weight-complex="bold"/>
    </style:style>
    <style:style style:name="P13" style:family="paragraph" style:parent-style-name="Standard">
      <style:paragraph-properties fo:line-height="150%"/>
      <style:text-properties style:font-name="Arial" fo:font-size="16pt" style:font-size-asian="16pt" style:font-size-complex="16pt"/>
    </style:style>
    <style:style style:name="T1" style:family="text">
      <style:text-properties fo:font-variant="normal" fo:text-transform="none" fo:color="#000000" fo:letter-spacing="normal" fo:language="en" fo:country="US" fo:font-style="normal" fo:font-weight="normal"/>
    </style:style>
    <style:style style:name="T2" style:family="text">
      <style:text-properties fo:font-variant="normal" fo:text-transform="none" fo:color="#000000" fo:letter-spacing="normal" fo:language="cs" fo:country="CZ" fo:font-style="normal" fo:font-weight="normal"/>
    </style:style>
    <style:style style:name="T3" style:family="text">
      <style:text-properties fo:language="en" fo:country="US"/>
    </style:style>
    <style:style style:name="T4" style:family="text">
      <style:text-properties fo:language="cs" fo:country="CZ"/>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RSKÝ ZÁKON</text:p>
      <text:p text:style-name="P5">Na DGD jsem již nahrál titulky, které jsem vytvořil ke třem videím Ajahna Brahma. Možná bude v budoucnoti chtít moje titulky použít někdo další, a to na jiném YouTube kanálu nebo jiné platformě pro sdílení videí. </text:p>
      <text:p text:style-name="P5"/>
      <text:p text:style-name="P5">Pokud někdo bude o použití mojí práce uvažovat, může váhat a klást si následující otázku:</text:p>
      <text:p text:style-name="P4"/>
      <text:p text:style-name="P1"><text:span text:style-name="T2">„</text:span><text:span text:style-name="T1">R</text:span><text:span text:style-name="T2">ád bych ty titulky použil. Můžu to ale udělat? Práce všech autorů je v České republice chráněna autorským právem a já nemám povolení ty titulky použít.“ </text:span></text:p>
      <text:p text:style-name="P6"/>
      <text:p text:style-name="P1"><text:span text:style-name="T2">Taková obava by určitě byla opodstatněná. Autorský zákon </text:span><text:span text:style-name="T1">[ z</text:span><text:span text:style-name="T2">ákon č. 121/2000 </text:span><text:span text:style-name="T1">]</text:span><text:span text:style-name="T2"> chrání </text:span><text:span text:style-name="T1">pr</text:span><text:span text:style-name="T2">áci, kterou autoři vloží do tvroby svého díla. Autorský zákon navíc neumožňuje, aby se tvůrci vzdali všech svých práv ke svému dílu </text:span><text:span text:style-name="T1">[</text:span><text:span text:style-name="T2">§11 – (4), §26 – (1) </text:span><text:span text:style-name="T1">].</text:span></text:p>
      <text:p text:style-name="P2"/>
      <text:p text:style-name="P1"><text:span text:style-name="T1">Jak tedy tuto </text:span><text:span text:style-name="T2">situaci řešit?</text:span></text:p>
      <text:p text:style-name="P4"/>
      <text:p text:style-name="P1"><text:span text:style-name="T1">Sv</text:span><text:span text:style-name="T2">ých autorských práv se vzdát nemůžu, ale můžu udělit oprávnění (licenci) k používání těchto titulků. Toto oprávnění může být veřejné, neodvolatelné a nevýhradní. Pro udělování tohoto typu oprávnění se běžně používají tzv. CC licence. </text:span><text:span text:style-name="T1">Za podm</text:span><text:span text:style-name="T2">ínek jedné z těchto licence </text:span><text:soft-page-break/><text:span text:style-name="T2">je publikována i celá Wikipedie. </text:span></text:p>
      <text:p text:style-name="P1"><text:span text:style-name="T2"/></text:p>
      <text:p text:style-name="P4">Jednu z těchto CC licencí jsem si vybral a za podmínek této licence jsem zveřejnil i práci, kterou jsem vložil do tvorby titulků k videím Ajahna Brahma. Nyní může tyto titulky kdokoli použít za podmínek, kterou jsou v souboru Oprávnění k použití za podmínek licence CC Uveďte původ 4.0. Tento soubor najdete na DGD ve stejné složce jako soubory s titulky.</text:p>
      <text:p text:style-name="P4"/>
      <text:p text:style-name="P4">Použití licence CC Uveďte původ 4.0. má pro sdílení informací o Buddhově učení mnoho výhod. Více najdete v článku Význam CC licencí pro předávání Buddhova učení dalším generacím, který je k dispozici na stránce BLOG. </text:p>
      <text:p text:style-name="P4"/>
      <text:p text:style-name="P11">DISCORD <text:span text:style-name="T3">&amp; KONTAKT</text:span></text:p>
      <text:p text:style-name="P9">Tento web i celý projekt PANDITA CZ je na samém počátku. Pravděpodobnost, že se mi nepodaří napodobit úsilí tvůrců Sasana.pl, je stále velmi dobrá. Uvítám proto jakékoli dobré nápady, tipy či rady. Můžete mě kontaktovat přes email. Můžete mě kontaktovat i přes Discord server, který jsem pojmenoval Jak tvořit panditu.</text:p>
      <text:p text:style-name="P9"><text:line-break/>https://discord.gg/N4dQazhAKm<text:line-break/></text:p>
      <text:p text:style-name="P8">Více se o <text:span text:style-name="T3">Discordu dozv</text:span>íte v článku Technické poznámky.</text:p>
      <text:p text:style-name="P8"><text:soft-page-break/>V článku Jak se zapojit do tvorby YouTube kanálu PANDITA CZ jsou informace pro všechny, kteří by se mnou chtěli PANDITA CZ tvořit. </text:p>
      <text:p text:style-name="P8"/>
      <text:p text:style-name="P8">Dalibor Pavlík</text:p>
      <text:p text:style-name="P8">email: <text:a xlink:type="simple" xlink:href="mailto:cz.pandita@gmail.com" text:style-name="Internet_20_link" text:visited-style-name="Visited_20_Internet_20_Link">cz.pandita@gmail.com</text:a></text:p>
      <text:p text:style-name="P8">facebook: Dalibor Pavlik – Borek</text:p>
      <text:p text:style-name="P8"/>
      <text:p text:style-name="P8"/>
      <text:p text:style-name="P12">ODKAZY NA T<text:span text:style-name="T4">ÉTO STRÁNCE</text:span></text:p>
      <text:p text:style-name="P10"><text:span text:style-name="T4">1.YouTube kanál PANDITA CZ</text:span></text:p>
      <text:p text:style-name="P10"><text:span text:style-name="T4">2. YouTube kanál Sasana.pl</text:span></text:p>
      <text:p text:style-name="P10"><text:span text:style-name="T4">3. Centro Meditazione di Pian dei Ciliegi</text:span></text:p>
      <text:p text:style-name="P10"><text:span text:style-name="T4">4. Teoh Visu</text:span></text:p>
      <text:p text:style-name="P8">5. YouTube kanál Buddhist Society of Western Australia</text:p>
      <text:p text:style-name="P10"><text:span text:style-name="T4">6. YouTube kanál Ajahn Brahm česky<text:line-break/>7. </text:span></text:p>
      <text:p text:style-name="P10"><text:span text:style-name="T4"><text:line-break/>Odkazy na DGD</text:span></text:p>
      <text:p text:style-name="P10"><text:span text:style-name="T4">1. DGD Dalibor Pavlík</text:span></text:p>
      <text:p text:style-name="P10"><text:span text:style-name="T4">2. <text:s/><text:line-break/><text:line-break/></text:span></text:p>
      <text:p text:style-name="P10"><text:span text:style-name="T4"/></text:p>
      <text:p text:style-name="P10"><text:span text:style-name="T4"/></text:p>
      <text:p text:style-name="P10"><text:soft-page-break/><text:span text:style-name="T4"/></text:p>
      <text:p text:style-name="P12"><text:line-break/></text:p>
      <text:p text:style-name="P8"/>
      <text:p text:style-name="P8"/>
      <text:p text:style-name="P8"/>
      <text:p text:style-name="P8"/>
      <text:p text:style-name="P8"/>
      <text:p text:style-name="P4"><text:span text:style-name="T3"/></text:p>
      <text:p text:style-name="P4"><text:span text:style-name="T3"/></text:p>
      <text:p text:style-name="P4"/>
      <text:p text:style-name="P4"/>
      <text:p text:style-name="P4"/>
      <text:p text:style-name="P4">Informace <text:s/>o tom, za jakých podmínek je možné titulky použít najdete v souboru Oprávnění k použití za podmínek licence CC Uveďte původ 4.0, který je k dispozici na DGD ve stejné složce jako soubory s titulky. </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11T21:00:28.82</meta:creation-date>
    <dc:date>2021-06-12T14:02:24.20</dc:date>
    <meta:editing-duration>PT6H21M45S</meta:editing-duration>
    <meta:editing-cycles>7</meta:editing-cycles>
    <meta:generator>OpenOffice/4.1.5$Win32 OpenOffice.org_project/415m1$Build-9789</meta:generator>
    <meta:document-statistic meta:table-count="0" meta:image-count="0" meta:object-count="0" meta:page-count="4" meta:paragraph-count="29" meta:word-count="445" meta:character-count="2714"/>
  </office:meta>
</office:document-meta>
</file>